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3"/><text:span text:style-name="T1">EXPLANATION!</text:span></text:p>
      <text:p text:style-name="P2"><text:s text:c="23"/>IRREFUTABLE!</text:p>
      <text:p text:style-name="P2">Definition</text:p>
      <text:p text:style-name="P1"><text:s/>Irrefutable patterns are patterns that always match. They cannot fail to match against any value. These patterns are typically used in scenarios where the value being matched is guaranteed to always meet the pattern.</text:p>
      <text:p text:style-name="P1"><text:s/></text:p>
      <text:p text:style-name="P2">Uses cases</text:p>
      <text:p text:style-name="P1"><text:s text:c="5"/>Irrefutable patterns are used in places where the value is guaranteed to match the pattern. They do not have the possibility of failing. Below are some common situations where irrefutable patterns are used.</text:p>
      <text:p text:style-name="P2">a. let Statements</text:p>
      <text:p text:style-name="P1">A let statement in Rust binds a variable to a value. If the pattern is simple (e.g., a variable name), it is irrefutable because the value will always be assigned.</text:p>
      <text:p text:style-name="P1"/>
      <text:p text:style-name="P2">b. Function Parameters</text:p>
      <text:p text:style-name="P1">Function parameters are irrefutable because the values passed to the function are guaranteed to match the parameters. Rust ensures that when the function is called, the arguments match the pattern in the parameter list.</text:p>
      <text:p text:style-name="P1"/>
      <text:p text:style-name="P2">c. for Loops</text:p>
      <text:p text:style-name="P1">A for loop in Rust iterates over collections like vectors, arrays, etc., and binds the loop variable to each item in the collection. This is an irrefutable pattern because the loop is designed to match each item in the collection.</text:p>
      <text:p text:style-name="P1"/>
      <text:p text:style-name="P2">Xtics</text:p>
      <text:p text:style-name="P1"><text:s text:c="3"/>Irrefutable patterns are expected to always succeed. </text:p>
      <text:p text:style-name="P1"><text:s text:c="3"/>Rust ensures that they will match all possible values for the type.</text:p>
      <text:p text:style-name="P1"><text:s text:c="3"/></text:p>
      <text:p text:style-name="P2">Keypoints</text:p>
      <text:p text:style-name="P1">- They are used in cases where the value must always match.</text:p>
      <text:p text:style-name="P1">- They are typically used in function parameters and simple let bindings.</text:p>
      <text:p text:style-name="P1"/>
      <text:p text:style-name="P1"><text:s text:c="29"/><text:span text:style-name="T1">REFUTABLE!</text:span></text:p>
      <text:p text:style-name="P2">Definition</text:p>
      <text:p text:style-name="P1"><text:s text:c="4"/>Refutable patterns are patterns that can fail to match. They are capable of not matching a value, depending on the structure or data they are trying to match <text:soft-page-break/>against. The matching may fail if the structure of the data doesn't conform to the pattern.</text:p>
      <text:p text:style-name="P1"><text:s text:c="4"/></text:p>
      <text:p text:style-name="P2">Use cases</text:p>
      <text:p text:style-name="P1"><text:s text:c="4"/>Refutable patterns are used in places where there is a possibility that the value will not match the pattern. These patterns may fail to match under certain conditions, so they are used in cases where handling such failures is necessary.</text:p>
      <text:p text:style-name="P1"><text:s text:c="4"/></text:p>
      <text:p text:style-name="P2">a. if let Expressions</text:p>
      <text:p text:style-name="P1">if let is used to match a single pattern against a value, and it can fail if the value does not conform to the expected pattern. It is a more concise way to handle one case of a match expression.</text:p>
      <text:p text:style-name="P2"/>
      <text:p text:style-name="P2">b. match Expressions</text:p>
      <text:p text:style-name="P1">The match expression is used to match a value against multiple patterns. Since the patterns in the arms of match can fail, the match expression is considered refutable. Rust ensures that all possible cases are handled (e.g., using a wildcard _ for unhandled cases).</text:p>
      <text:p text:style-name="P1"/>
      <text:p text:style-name="P2">c. while let Loops</text:p>
      <text:p text:style-name="P1">A while let loop is used to repeatedly match a pattern while the pattern continues to match the value. This is typically used when iterating over a stream or collection where the value may not match the pattern on every iteration.</text:p>
      <text:p text:style-name="P1"/>
      <text:p text:style-name="P2">Xtics</text:p>
      <text:p text:style-name="P1"><text:s text:c="4"/>Refutable patterns are more flexible but can cause the code to fail or not enter certain branches of a match or if let expression.</text:p>
      <text:p text:style-name="P1"><text:s text:c="4"/>Rust requires that you handle all possible cases when using refutable patterns (e.g., with a match expression).</text:p>
      <text:p text:style-name="P1"/>
      <text:p text:style-name="P2">Keypoints</text:p>
      <text:p text:style-name="P1">- They can fail to match, which is why they are used in conditional matching like if let or match.</text:p>
      <text:p text:style-name="P1">- Rust forces you to handle all possible cases or provide a default case (e.g., _ in match).</text:p>
      <text:p text:style-name="P1"/>
      <text:p text:style-name="P2">Differences</text:p>
      <text:p text:style-name="P1">&gt; Always matches the value while May fail to match the value</text:p>
      <text:p text:style-name="P1"><text:soft-page-break/>&gt; Used in Function parameters, let bindings and for loops while used in match, if let, while let conditions</text:p>
      <text:p text:style-name="P1">&gt; No need to handle errors as they won't fail while Must handle failure or incomplete matches</text:p>
      <text:p text:style-name="P1">&gt; Examples are let x = 5;, fn foo(x: i32) while if let Some(x) = opt, match Some(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16:27:33.663469981</meta:creation-date>
    <dc:date>2025-03-20T16:32:54.292474029</dc:date>
    <meta:editing-duration>PT5M21S</meta:editing-duration>
    <meta:editing-cycles>1</meta:editing-cycles>
    <meta:document-statistic meta:table-count="0" meta:image-count="0" meta:object-count="0" meta:page-count="3" meta:paragraph-count="44" meta:word-count="602" meta:character-count="3574" meta:non-whitespace-character-count="2896"/>
    <meta:generator>LibreOffice/7.3.7.2$Linux_X86_64 LibreOffice_project/30$Build-2</meta:generator>
  </office:meta>
</office:document-meta>
</file>